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3.704cm" fo:margin-left="0.102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3.704cm"/>
    </style:style>
    <style:style style:name="Table1.1" style:family="table-row">
      <style:table-row-properties style:min-row-height="0.896cm"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2" style:family="table-row">
      <style:table-row-properties style:min-row-height="1.602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102cm" fo:keep-together="auto"/>
    </style:style>
    <style:style style:name="Table3" style:family="table">
      <style:table-properties style:width="3.963cm" table:align="right"/>
    </style:style>
    <style:style style:name="Table3.A" style:family="table-column">
      <style:table-column-properties style:column-width="3.963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2" style:family="table-row">
      <style:table-row-properties style:min-row-height="2.006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3.999cm" fo:margin-left="6.26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3.999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2" style:family="table-row">
      <style:table-row-properties style:min-row-height="2.903cm"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3.602cm" fo:margin-left="12.375cm" table:align="left"/>
    </style:style>
    <style:style style:name="Table4.A" style:family="table-column">
      <style:table-column-properties style:column-width="3.602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2" style:family="table-row">
      <style:table-row-properties style:min-row-height="2.168cm"/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4.203cm" table:align="left"/>
    </style:style>
    <style:style style:name="Table5.A" style:family="table-column">
      <style:table-column-properties style:column-width="4.203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2" style:family="table-row">
      <style:table-row-properties style:min-row-height="2.3cm"/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1e3e4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e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be7" officeooo:paragraph-rsid="001cf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>
      <style:paragraph-properties fo:text-align="center"/>
    </style:style>
    <style:style style:name="T1" style:family="text">
      <style:text-properties officeooo:rsid="001cfbe7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officeooo:rsid="0020a9e1" style:font-size-asian="10pt"/>
    </style:style>
    <style:style style:name="T7" style:family="text">
      <style:text-properties fo:color="#000000" style:font-name="Consolas" fo:font-size="10pt" fo:font-weight="bold" style:font-size-asian="10pt" style:font-weight-asian="bold"/>
    </style:style>
    <style:style style:name="T8" style:family="text">
      <style:text-properties fo:color="#7f0055" style:font-name="Consolas" fo:font-size="10pt" fo:font-weight="bold" style:font-size-asian="10pt" style:font-weight-asian="bold"/>
    </style:style>
    <style:style style:name="T9" style:family="text">
      <style:text-properties fo:color="#7f0055" style:font-name="Consolas" fo:font-size="10pt" fo:font-weight="bold" style:font-size-asian="10pt" style:font-weight-asian="bold"/>
    </style:style>
    <style:style style:name="T10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11" style:family="text">
      <style:text-properties fo:color="#7f0055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6a3e3e"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fo:background-color="#e8f2fe" loext:char-shading-value="0" style:font-size-asian="10pt"/>
    </style:style>
    <style:style style:name="T16" style:family="text">
      <style:text-properties style:font-name="Consolas" fo:font-size="10pt" fo:background-color="#d4d4d4" loext:char-shading-value="0" style:font-size-asian="10pt"/>
    </style:style>
    <style:style style:name="T17" style:family="text">
      <style:text-properties style:font-name="Consolas" fo:font-size="10pt" officeooo:rsid="0020a9e1" fo:background-color="#d4d4d4" loext:char-shading-value="0" style:font-size-asian="10pt"/>
    </style:style>
    <style:style style:name="T18" style:family="text">
      <style:text-properties officeooo:rsid="001e3e4b"/>
    </style:style>
    <style:style style:name="T19" style:family="text">
      <style:text-properties fo:color="#0000c0" style:font-name="Consolas" fo:font-size="10pt" style:font-size-asian="10pt"/>
    </style:style>
    <style:style style:name="T20" style:family="text">
      <style:text-properties fo:color="#0000c0" style:font-name="Consolas" fo:font-size="10pt" style:font-size-asian="10pt"/>
    </style:style>
    <style:style style:name="T21" style:family="text">
      <style:text-properties officeooo:rsid="0020a9e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9"><text:s text:c="6"/><text:span text:style-name="T1">class User</text:span></text:p>
          </table:table-cell>
        </table:table-row>
        <table:table-row table:style-name="Table1.2">
          <table:table-cell table:style-name="Table1.A2" office:value-type="string">
            <text:p text:style-name="P5"><text:s text:c="3"/><text:span text:style-name="T1">String name</text:span></text:p>
            <text:p text:style-name="P5"><text:s text:c="3"/><text:span text:style-name="T1">Long number</text:span></text:p>
          </table:table-cell>
        </table:table-row>
        <table:table-row table:style-name="Table1.3">
          <table:table-cell table:style-name="Table1.A2" office:value-type="string">
            <text:p text:style-name="P7"><draw:line text:anchor-type="paragraph" draw:z-index="0" draw:name="Shape1" draw:style-name="gr1" draw:text-style-name="P17" svg:x1="3.715cm" svg:y1="-0.804cm" svg:x2="12.813cm" svg:y2="2.71cm"><text:p/></draw:line><text:s text:c="2"/><text:span text:style-name="T21">User</text:span>(name,number)</text:p>
          </table:table-cell>
        </table:table-row>
      </table:table>
      <text:p text:style-name="P2"><text:s text:c="111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/><text:span text:style-name="T18">Class MyPhone</text:span></text:p>
          </table:table-cell>
        </table:table-row>
        <table:table-row table:style-name="Table3.2">
          <table:table-cell table:style-name="Table3.A2" office:value-type="string">
            <text:p text:style-name="P8"><text:span text:style-name="T8">Long</text:span><text:span text:style-name="T7"> </text:span><text:span text:style-name="T19">contactNumber</text:span><text:span text:style-name="T4">;</text:span></text:p>
            <text:p text:style-name="P3"><text:span text:style-name="T4">String </text:span><text:span text:style-name="T19">userName</text:span><text:span text:style-name="T4">;</text:span></text:p>
            <text:p text:style-name="P1"><draw:line text:anchor-type="paragraph" draw:z-index="1" draw:name="Shape2" draw:style-name="gr1" draw:text-style-name="P17" svg:x1="-2.812cm" svg:y1="4.008cm" svg:x2="-0.122cm" svg:y2="0.524cm"><text:p/></draw:line><text:span text:style-name="T8">long</text:span><text:span text:style-name="T13">[] </text:span><text:span text:style-name="T19">callHistory</text:span><text:span text:style-name="T13">;</text:span></text:p>
            <text:p text:style-name="P1"/>
            <text:p text:style-name="P1"><text:s text:c="14"/></text:p>
          </table:table-cell>
        </table:table-row>
      </table:table>
      <text:p text:style-name="P2"><draw:line text:anchor-type="paragraph" draw:z-index="2" draw:name="Shape3" draw:style-name="gr2" draw:text-style-name="P17" svg:x1="15.217cm" svg:y1="0.034cm" svg:x2="14.423cm" svg:y2="6.619cm"><text:p/></draw:line></text:p>
      <text:p text:style-name="P2"/>
      <text:p text:style-name="P2"><text:s text:c="16"/>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5"><text:s text:c="2"/><text:span text:style-name="T1">Interafce Telephone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2"><text:s/></text:span><text:span text:style-name="T8">void</text:span><text:span text:style-name="T4"> call(</text:span><text:span text:style-name="T8">long</text:span><text:span text:style-name="T4"> </text:span><text:span text:style-name="T12">contactNumber</text:span><text:span text:style-name="T4">);</text:span></text:p>
            <text:p text:style-name="P15"/>
            <text:p text:style-name="P10">String receiveCalls();</text:p>
            <text:p text:style-name="P11"/>
            <text:p text:style-name="P4"><text:span text:style-name="T11">public</text:span><text:span text:style-name="T3"> </text:span><text:span text:style-name="T11">long</text:span><text:span text:style-name="T3"> getCallHistory();</text:span></text:p>
          </table:table-cell>
        </table:table-row>
      </table:table>
      <text:p text:style-name="Standard"/>
      <text:p text:style-name="Standard"><text:s text:c="108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span text:style-name="T10">class</text:span><text:span text:style-name="T15"> CallHistory</text:span></text:p>
          </table:table-cell>
        </table:table-row>
        <table:table-row table:style-name="Table4.2">
          <table:table-cell table:style-name="Table4.A2" office:value-type="string">
            <text:p text:style-name="P8"><text:span text:style-name="T8">long</text:span><text:span text:style-name="T4"> </text:span><text:span text:style-name="T19">caller</text:span><text:span text:style-name="T4">;</text:span></text:p>
            <text:p text:style-name="P3"><text:span text:style-name="T8">long</text:span><text:span text:style-name="T4"> </text:span><text:span text:style-name="T19">receiver</text:span><text:span text:style-name="T4">;</text:span></text:p>
            <text:p text:style-name="P3"><text:span text:style-name="T8">long</text:span><text:span text:style-name="T4"> </text:span><text:span text:style-name="T19">callStart</text:span><text:span text:style-name="T4">;</text:span></text:p>
            <text:p text:style-name="P1"><text:span text:style-name="T8">long</text:span><text:span text:style-name="T13"> </text:span><text:span text:style-name="T19">callEnd</text:span><text:span text:style-name="T13">;</text:span></text:p>
          </table:table-cell>
        </table:table-row>
      </table:table>
      <text:p text:style-name="Standard"><text:s text:c="11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span text:style-name="T17"><text:s text:c="5"/>Class </text:span><text:span text:style-name="T16">Record</text:span></text:p>
          </table:table-cell>
        </table:table-row>
        <table:table-row table:style-name="Table5.2">
          <table:table-cell table:style-name="Table5.A2" office:value-type="string">
            <text:p text:style-name="P8"><text:span text:style-name="T2"><text:s text:c="16"/></text:span><text:span text:style-name="T4">Ha</text:span><text:span text:style-name="T6">s</text:span><text:span text:style-name="T4">hMap&lt;String,Long&gt; </text:span><text:span text:style-name="T19">contacts</text:span><text:span text:style-name="T4">;</text:span></text:p>
            <text:p text:style-name="P1"><text:span text:style-name="T13"><text:tab/> ArrayList&lt;CallHistory&gt; </text:span><text:span text:style-name="T19">history</text:span><text:span text:style-name="T13">;</text:span></text:p>
          </table:table-cell>
        </table:table-row>
      </table:table>
      <text:p text:style-name="Standard"/>
      <text:p text:style-name="P12"><text:s text:c="1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3:01:42.668000000</meta:creation-date>
    <dc:date>2019-06-16T23:43:41.818000000</dc:date>
    <meta:editing-duration>PT12M1S</meta:editing-duration>
    <meta:editing-cycles>2</meta:editing-cycles>
    <meta:generator>LibreOffice/6.2.4.2$Windows_X86_64 LibreOffice_project/2412653d852ce75f65fbfa83fb7e7b669a126d64</meta:generator>
    <meta:document-statistic meta:table-count="5" meta:image-count="0" meta:object-count="0" meta:page-count="1" meta:paragraph-count="26" meta:word-count="41" meta:character-count="769" meta:non-whitespace-character-count="339"/>
  </office:meta>
</office:document-meta>
</file>